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0f9681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4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5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6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fa9e5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45e15"/>
    </style:style>
    <style:style style:name="T20" style:family="text">
      <style:text-properties officeooo:rsid="0015c29b"/>
    </style:style>
    <style:style style:name="T21" style:family="text">
      <style:text-properties officeooo:rsid="00198e5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4">My</text:span> <text:span text:style-name="T4">Co</text:span>ntent <text:span text:style-name="T4">Re</text:span>pository, sprich ['maikɔːr]</text:p>
      <text:p text:style-name="P1">Lizenz:<text:tab/><text:span text:style-name="T4">Freie Software</text:span> unter der <text:span text:style-name="T6">GNU General Public License</text:span> (GPL) </text:p>
      <text:p text:style-name="P1">Entwickler:<text:tab/><text:span text:style-name="T4">MyCoRe-Community</text:span></text:p>
      <text:p text:style-name="P1">Homepage: <text:tab/><text:span text:style-name="T4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3">LTS-Release:<text:tab/>2014.06 <text:span text:style-name="T16">(</text:span><text:span text:style-name="T8">Lo</text:span><text:span text:style-name="T6">ng Term Support</text:span><text:span text:style-name="T16">)</text:span></text:p>
      <text:p text:style-name="P1">Aktuelle Version:<text:tab/><text:span text:style-name="T11">2014.12</text:span></text:p>
      <text:p text:style-name="P1">Betriebssystem:<text:tab/>Windows, Unix, Linux, Mac OS X</text:p>
      <text:p text:style-name="P4">Systemanforderung:<text:tab/>Web Application Server: Apache Tomcat, Jetty oder <text:span text:style-name="T13">andere Servlet-Engine</text:span><text:line-break/>Datenbank: <text:span text:style-name="T17">PostgreSQL, </text:span>MySQL, Oracle, HSQLDB (ist enthalten), IBM DB2, <text:s/>oder eine andere relationale Datenbank<text:line-break/>Java <text:span text:style-name="T11">7</text:span> SDK, Apache Ant, <text:span text:style-name="T13">Maven,</text:span> SVN-Client <text:line-break/><text:span text:style-name="T13">Solr-Server</text:span></text:p>
      <text:p text:style-name="P2">Download:<text:tab/><text:span text:style-name="T15">http://mycore.de/download/</text:span></text:p>
      <text:p text:style-name="P6"><text:span text:style-name="T13">Beispielanwendung</text:span>:<text:tab/><text:span text:style-name="T5">MIR</text:span>, <text:span text:style-name="T20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5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1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LDAP und/oder Shibboleth den Zugriff zu stuern und ü</text:span>ber <text:span text:style-name="T6">Access Control Listen</text:span> (ACLs) die Zugriffs- und Bearbeitungsrechte auf ein 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fa9e5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1-29T13:03:18.325000000</dc:date>
    <meta:editing-duration>PT17H7M14S</meta:editing-duration>
    <meta:editing-cycles>45</meta:editing-cycles>
    <meta:generator>LibreOffice/4.2.0.4$Windows_x86 LibreOffice_project/05dceb5d363845f2cf968344d7adab8dcfb2ba71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5" meta:word-count="298" meta:character-count="2595" meta:non-whitespace-character-count="2300"/>
    <meta:user-defined meta:name="Info 1"/>
    <meta:user-defined meta:name="Info 2"/>
    <meta:user-defined meta:name="Info 3"/>
    <meta:user-defined meta:name="Info 4"/>
  </office:meta>
</office:document-meta>
</file>